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5983b0" fo:border="0.74pt solid #000000"/>
    </style:style>
    <style:style style:name="ce4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3" table:default-cell-style-name="ce1"/>
        <table:table-row table:style-name="ro1" table:number-rows-repeated="7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nr</text:p>
          </table:table-cell>
          <table:table-cell office:value-type="string" calcext:value-type="string">
            <text:p>Zadania</text:p>
          </table:table-cell>
          <table:table-cell office:value-type="string" calcext:value-type="string">
            <text:p>Tydzien 1</text:p>
          </table:table-cell>
          <table:table-cell table:style-name="ce1" office:value-type="string" calcext:value-type="string">
            <text:p>Tydzien 2</text:p>
          </table:table-cell>
          <table:table-cell office:value-type="string" calcext:value-type="string">
            <text:p>Tydzien 3</text:p>
          </table:table-cell>
          <table:table-cell office:value-type="string" calcext:value-type="string">
            <text:p>Tydzien 4</text:p>
          </table:table-cell>
          <table:table-cell office:value-type="string" calcext:value-type="string">
            <text:p>Tydzien 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nowanie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ojektowani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in.js+index.html</text:p>
          </table:table-cell>
          <table:table-cell table:style-name="ce4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robic mgle</text:p>
          </table:table-cell>
          <table:table-cell/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worzyc labirynt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rajty na sciany </text:p>
          </table:table-cell>
          <table:table-cell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layer.js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parjty na postac </text:p>
          </table:table-cell>
          <table:table-cell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prawienie ruchu przeciwkinow </text:p>
          </table:table-cell>
          <table:table-cell/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i dla wrogow </text:p>
          </table:table-cell>
          <table:table-cell/>
          <table:table-cell table:style-name="ce1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8T14:29:03.802161600</meta:creation-date>
    <dc:date>2026-05-08T14:46:06.281935800</dc:date>
    <meta:editing-duration>PT4M59S</meta:editing-duration>
    <meta:editing-cycles>1</meta:editing-cycles>
    <meta:document-statistic meta:table-count="1" meta:cell-count="29" meta:object-count="0"/>
    <meta:generator>LibreOffice/25.8.5.2$Windows_X86_64 LibreOffice_project/9c8b85f387cc00a89945a79c9e6239f32e450ac2</meta:generator>
  </office:meta>
</office:document-meta>
</file>